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e86cdd2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dbf3336"/>
    </style:style>
    <style:style style:name="P6" style:family="paragraph" style:parent-style-name="Standard">
      <style:text-properties fo:language="en" fo:country="GB" officeooo:paragraph-rsid="0cc50ec9"/>
    </style:style>
    <style:style style:name="P7" style:family="paragraph" style:parent-style-name="Standard">
      <style:text-properties fo:language="en" fo:country="GB" officeooo:paragraph-rsid="0cb2703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4264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5dd9b1" officeooo:paragraph-rsid="0f5dd9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28d10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38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ca56a54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paragraph-rsid="0ca6ddb9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8" style:family="paragraph" style:parent-style-name="Standard">
      <style:text-properties style:font-name="Liberation Sans" fo:font-size="12pt" fo:language="en" fo:country="GB" officeooo:paragraph-rsid="0d804757" style:font-size-asian="12pt" style:font-size-complex="12pt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50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52" style:family="paragraph" style:parent-style-name="Standard">
      <style:text-properties style:font-name="Liberation Sans" fo:font-size="12pt" fo:language="en" fo:country="GB" officeooo:paragraph-rsid="0f5afc2e" style:font-size-asian="12pt" style:font-size-complex="12pt"/>
    </style:style>
    <style:style style:name="P53" style:family="paragraph" style:parent-style-name="Standard">
      <style:text-properties style:font-name="Liberation Sans" fo:font-size="12pt" fo:language="en" fo:country="GB" officeooo:paragraph-rsid="0f5afe88" style:font-size-asian="12pt" style:font-size-complex="12pt"/>
    </style:style>
    <style:style style:name="P5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55" style:family="paragraph" style:parent-style-name="Standard">
      <style:text-properties style:font-name="Liberation Sans" fo:font-size="12pt" fo:font-style="italic" officeooo:rsid="05fe4687" officeooo:paragraph-rsid="0f28d107" style:font-size-asian="12pt" style:font-style-asian="italic" style:font-size-complex="12pt" style:font-style-complex="italic"/>
    </style:style>
    <style:style style:name="P56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57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58" style:family="paragraph" style:parent-style-name="Standard">
      <style:text-properties officeooo:paragraph-rsid="0b0ddd8e"/>
    </style:style>
    <style:style style:name="P59" style:family="paragraph" style:parent-style-name="Standard">
      <style:text-properties officeooo:paragraph-rsid="0ca56a54"/>
    </style:style>
    <style:style style:name="P60" style:family="paragraph" style:parent-style-name="Standard">
      <style:text-properties officeooo:paragraph-rsid="0ca6ddb9"/>
    </style:style>
    <style:style style:name="P61" style:family="paragraph" style:parent-style-name="Standard">
      <style:text-properties officeooo:paragraph-rsid="04f68805"/>
    </style:style>
    <style:style style:name="P62" style:family="paragraph" style:parent-style-name="Standard">
      <style:text-properties officeooo:paragraph-rsid="0bad8f69"/>
    </style:style>
    <style:style style:name="P63" style:family="paragraph" style:parent-style-name="Standard">
      <style:text-properties officeooo:paragraph-rsid="0a0f7b62"/>
    </style:style>
    <style:style style:name="P64" style:family="paragraph" style:parent-style-name="Standard">
      <style:text-properties officeooo:paragraph-rsid="0cb27039"/>
    </style:style>
    <style:style style:name="P65" style:family="paragraph" style:parent-style-name="Standard">
      <style:text-properties officeooo:paragraph-rsid="0cc50ec9"/>
    </style:style>
    <style:style style:name="P66" style:family="paragraph" style:parent-style-name="Standard">
      <style:text-properties officeooo:paragraph-rsid="0cc5fe5b"/>
    </style:style>
    <style:style style:name="P67" style:family="paragraph" style:parent-style-name="Standard">
      <style:text-properties officeooo:paragraph-rsid="0d1ec96e"/>
    </style:style>
    <style:style style:name="P68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0" style:family="paragraph" style:parent-style-name="Standard">
      <style:text-properties officeooo:paragraph-rsid="0d804757"/>
    </style:style>
    <style:style style:name="P71" style:family="paragraph" style:parent-style-name="Standard">
      <style:text-properties officeooo:paragraph-rsid="0daa4aef"/>
    </style:style>
    <style:style style:name="P72" style:family="paragraph" style:parent-style-name="Standard">
      <style:text-properties officeooo:paragraph-rsid="0daef67d"/>
    </style:style>
    <style:style style:name="P73" style:family="paragraph" style:parent-style-name="Standard">
      <style:text-properties officeooo:paragraph-rsid="0db0d4d1"/>
    </style:style>
    <style:style style:name="P74" style:family="paragraph" style:parent-style-name="Standard">
      <style:text-properties officeooo:paragraph-rsid="0dce9327"/>
    </style:style>
    <style:style style:name="P75" style:family="paragraph" style:parent-style-name="Standard">
      <style:text-properties officeooo:rsid="0dde9a1c" officeooo:paragraph-rsid="0dde9a1c"/>
    </style:style>
    <style:style style:name="P76" style:family="paragraph" style:parent-style-name="Standard">
      <style:text-properties officeooo:rsid="0dde9a1c" officeooo:paragraph-rsid="0f4adb30"/>
    </style:style>
    <style:style style:name="P77" style:family="paragraph" style:parent-style-name="Standard">
      <style:text-properties officeooo:rsid="0dde9a1c" officeooo:paragraph-rsid="0f5bbe35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9" style:family="paragraph" style:parent-style-name="Standard">
      <style:text-properties officeooo:paragraph-rsid="0e0f3ce4"/>
    </style:style>
    <style:style style:name="P80" style:family="paragraph" style:parent-style-name="Standard">
      <style:text-properties officeooo:paragraph-rsid="0e26e14b"/>
    </style:style>
    <style:style style:name="P81" style:family="paragraph" style:parent-style-name="Standard">
      <style:text-properties officeooo:paragraph-rsid="0e8858a9"/>
    </style:style>
    <style:style style:name="P82" style:family="paragraph" style:parent-style-name="Standard">
      <style:text-properties officeooo:paragraph-rsid="0eb4913f"/>
    </style:style>
    <style:style style:name="P83" style:family="paragraph" style:parent-style-name="Standard">
      <style:text-properties officeooo:paragraph-rsid="0f28d107"/>
    </style:style>
    <style:style style:name="P84" style:family="paragraph" style:parent-style-name="Standard">
      <style:text-properties officeooo:paragraph-rsid="0f1c472f"/>
    </style:style>
    <style:style style:name="P85" style:family="paragraph" style:parent-style-name="Standard">
      <style:text-properties officeooo:paragraph-rsid="0f3ae219"/>
    </style:style>
    <style:style style:name="P86" style:family="paragraph" style:parent-style-name="Standard">
      <style:text-properties officeooo:paragraph-rsid="0f3d081d"/>
    </style:style>
    <style:style style:name="P87" style:family="paragraph" style:parent-style-name="Footnote">
      <style:text-properties officeooo:paragraph-rsid="0f3f63d0"/>
    </style:style>
    <style:style style:name="P88" style:family="paragraph" style:parent-style-name="Footnote">
      <style:text-properties officeooo:rsid="043ccc66" officeooo:paragraph-rsid="0f40045a"/>
    </style:style>
    <style:style style:name="P89" style:family="paragraph" style:parent-style-name="Footnote">
      <style:text-properties officeooo:rsid="043ccc66" officeooo:paragraph-rsid="0f4dc0dc"/>
    </style:style>
    <style:style style:name="P90" style:family="paragraph" style:parent-style-name="Footnote">
      <style:text-properties officeooo:paragraph-rsid="0f40045a"/>
    </style:style>
    <style:style style:name="P91" style:family="paragraph" style:parent-style-name="Footnote">
      <style:text-properties officeooo:paragraph-rsid="0f48ae43"/>
    </style:style>
    <style:style style:name="P92" style:family="paragraph" style:parent-style-name="Footnote">
      <style:text-properties officeooo:paragraph-rsid="0f4a4d76"/>
    </style:style>
    <style:style style:name="P93" style:family="paragraph" style:parent-style-name="Standard">
      <style:text-properties officeooo:paragraph-rsid="0f4adb30"/>
    </style:style>
    <style:style style:name="P94" style:family="paragraph" style:parent-style-name="Standard">
      <style:text-properties officeooo:paragraph-rsid="0f4cd335"/>
    </style:style>
    <style:style style:name="P95" style:family="paragraph" style:parent-style-name="Standard">
      <style:text-properties officeooo:paragraph-rsid="0f6215ee"/>
    </style:style>
    <style:style style:name="P96" style:family="paragraph" style:parent-style-name="Standard">
      <style:text-properties officeooo:paragraph-rsid="0f675b94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9d972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abd99"/>
    </style:style>
    <style:style style:name="P99" style:family="paragraph" style:parent-style-name="Standard">
      <style:text-properties officeooo:paragraph-rsid="0f6ac771"/>
    </style:style>
    <style:style style:name="P100" style:family="paragraph" style:parent-style-name="Standard">
      <style:text-properties officeooo:paragraph-rsid="0f6bda9d"/>
    </style:style>
    <style:style style:name="P101" style:family="paragraph" style:parent-style-name="Standard">
      <style:text-properties officeooo:paragraph-rsid="0f6c44a3"/>
    </style:style>
    <style:style style:name="P102" style:family="paragraph" style:parent-style-name="Standard">
      <style:text-properties officeooo:paragraph-rsid="0f6d3852"/>
    </style:style>
    <style:style style:name="P103" style:family="paragraph" style:parent-style-name="Standard">
      <style:text-properties officeooo:paragraph-rsid="0f6d4ef8"/>
    </style:style>
    <style:style style:name="P104" style:family="paragraph" style:parent-style-name="Standard">
      <style:text-properties officeooo:paragraph-rsid="0f41de32"/>
    </style:style>
    <style:style style:name="P105" style:family="paragraph" style:parent-style-name="Standard">
      <style:text-properties officeooo:paragraph-rsid="0f70afdc"/>
    </style:style>
    <style:style style:name="P106" style:family="paragraph" style:parent-style-name="Standard">
      <style:text-properties officeooo:paragraph-rsid="0f7211c2"/>
    </style:style>
    <style:style style:name="P107" style:family="paragraph" style:parent-style-name="Standard">
      <style:text-properties officeooo:paragraph-rsid="0f732967"/>
    </style:style>
    <style:style style:name="P10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0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1657261" style:font-size-asian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style:text-underline-style="solid" style:text-underline-width="auto" style:text-underline-color="font-color" officeooo:rsid="0f28d107"/>
    </style:style>
    <style:style style:name="T21" style:family="text">
      <style:text-properties style:font-name="Liberation Sans" officeooo:rsid="0f28d107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211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329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adb3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d8b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d67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02755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4f76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55eee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5931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860b6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e113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34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style:text-underline-style="none" fo:font-weight="normal" officeooo:rsid="0f5881c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38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39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4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style:text-underline-style="none" officeooo:rsid="0be9159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2" fo:font-size="12pt" fo:language="en" fo:country="GB" fo:font-style="normal" style:text-underline-style="none" fo:font-weight="bold" officeooo:rsid="0be9159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5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8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82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83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8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5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86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87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8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6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7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8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9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1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2" style:family="text">
      <style:text-properties fo:color="#000000" loext:opacity="100%" fo:language="en" fo:country="GB"/>
    </style:style>
    <style:style style:name="T20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officeooo:rsid="0f429118"/>
    </style:style>
    <style:style style:name="T208" style:family="text">
      <style:text-properties fo:color="#000000" loext:opacity="100%" fo:language="en" fo:country="GB" officeooo:rsid="0f41de32"/>
    </style:style>
    <style:style style:name="T209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f4dc0d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578f0fa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32a45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578f0fa" style:font-size-asian="12pt" style:font-weight-asian="bold" style:font-size-complex="12pt" style:font-weight-complex="bold"/>
    </style:style>
    <style:style style:name="T22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2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2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dc0d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eddd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3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fo:font-size="8pt" style:font-size-asian="8pt" style:font-size-complex="8pt" loext:padding="0.049cm" loext:border="0.31pt solid #000000"/>
    </style:style>
    <style:style style:name="T258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62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3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64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5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71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72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73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74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75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808080" loext:opacity="100%" style:text-position="super 58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79" style:family="text">
      <style:text-properties fo:color="#808080" loext:opacity="100%" style:text-position="super 58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2" style:family="text">
      <style:text-properties fo:language="en" fo:country="GB"/>
    </style:style>
    <style:style style:name="T283" style:family="text">
      <style:text-properties fo:language="en" fo:country="GB" officeooo:rsid="0e83c34e"/>
    </style:style>
    <style:style style:name="T28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5" style:family="text">
      <style:text-properties fo:language="en" fo:country="GB" officeooo:rsid="0f28d107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officeooo:rsid="0f687889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108"><text:span text:style-name="Strong_20_Emphasis"><text:span text:style-name="T150">Checklist for installing </text:span></text:span><text:span text:style-name="Strong_20_Emphasis"><text:span text:style-name="T150"><text:user-field-get text:name="Distro">Ubuntu</text:user-field-get></text:span></text:span><text:span text:style-name="Strong_20_Emphasis"><text:span text:style-name="T150"><text:s/></text:span></text:span><text:span text:style-name="Strong_20_Emphasis"><text:span text:style-name="T151"><text:user-field-get text:name="Version">22.04</text:user-field-get></text:span></text:span><text:span text:style-name="Strong_20_Emphasis"><text:span text:style-name="T152"><text:s/></text:span></text:span><text:span text:style-name="Strong_20_Emphasis"><text:span text:style-name="T153">LTS</text:span></text:span><text:span text:style-name="Strong_20_Emphasis"><text:span text:style-name="T153"><text:note text:id="ftn1" text:note-class="footnote"><text:note-citation>1</text:note-citation><text:note-body><text:p text:style-name="P87"><text:span text:style-name="T190">LTS stands for Long-Term Support, and this April </text:span><text:span text:style-name="Strong_20_Emphasis"><text:span text:style-name="T120"><text:user-field-get style:data-style-name="N0" text:name="Releaseyear">2022</text:user-field-get></text:span></text:span><text:span text:style-name="T192"><text:s/></text:span><text:span text:style-name="Strong_20_Emphasis"><text:span text:style-name="T194"><text:user-field-get text:name="Distro">Ubuntu</text:user-field-get></text:span></text:span><text:span text:style-name="T191"><text:s/></text:span><text:span text:style-name="T195"><text:user-field-get text:name="Version">22.04</text:user-field-get></text:span><text:span text:style-name="T195"><text:s/></text:span><text:span text:style-name="T191">LTS</text:span><text:span text:style-name="T190"> (codenamed Jammy Jellyfish) will be </text:span><text:span text:style-name="T193">supported</text:span><text:span text:style-name="T190"> for five years until April 2027.</text:span></text:p></text:note-body></text:note></text:span></text:span><text:span text:style-name="Strong_20_Emphasis"><text:span text:style-name="T154"> </text:span></text:span><text:span text:style-name="Strong_20_Emphasis"><text:span text:style-name="T155"><text:user-field-get text:name="Edition">desktop</text:user-field-get></text:span></text:span><text:span text:style-name="Strong_20_Emphasis"><text:span text:style-name="T156">.</text:span></text:span></text:p>
      <text:p text:style-name="P28"/>
      <text:p text:style-name="P83"><text:span text:style-name="T28">Visit </text:span><text:a xlink:type="simple" xlink:href="https://karelzimmer.nl/" text:style-name="Internet_20_link" text:visited-style-name="Visited_20_Internet_20_Link"><text:span text:style-name="Internet_20_link"><text:span text:style-name="T209">karelzimmer.nl</text:span></text:span></text:a><text:span text:style-name="T28"> for this and other Linux documents, scripts, and information.</text:span></text:p>
      <text:p text:style-name="P29"/>
      <text:p text:style-name="P55"><text:span text:style-name="T134">This is a fillable PDF with </text:span><text:span text:style-name="Strong_20_Emphasis"><text:span text:style-name="T37">te</text:span></text:span><text:span text:style-name="Strong_20_Emphasis"><text:span text:style-name="T39">x</text:span></text:span><text:span text:style-name="Strong_20_Emphasis"><text:span text:style-name="T37">t</text:span></text:span><text:span text:style-name="T134"> </text:span><text:span text:style-name="T136">a</text:span><text:span text:style-name="T134">n</text:span><text:span text:style-name="T136">d</text:span><text:span text:style-name="Strong_20_Emphasis"><text:span text:style-name="T38"> </text:span></text:span><text:span text:style-name="Strong_20_Emphasis"><text:span text:style-name="T79"><draw:control text:anchor-type="as-char" draw:z-index="20" draw:name="Vorm3_ 1" draw:style-name="gr1" draw:text-style-name="P113" svg:width="0.35cm" svg:height="0.35cm" draw:control="control21"/></text:span></text:span><text:span text:style-name="T134"><text:s/>checkboxes; printing is not necessary.</text:span></text:p>
      <text:p text:style-name="P21"/>
      <text:p text:style-name="P30"><text:span text:style-name="T19">Fill in the text box behind the </text:span><text:span text:style-name="T20">underlined</text:span><text:span text:style-name="T21"> </text:span><text:span text:style-name="T19">words, see [explanation]:</text:span></text:p>
      <text:p text:style-name="P13"><text:span text:style-name="Definition"><text:span text:style-name="T284">user</text:span></text:span><text:span text:style-name="T234"><text:tab/><text:tab/></text:span><text:span text:style-name="T237"> <text:tab/><text:tab/><text:tab/></text:span><text:span text:style-name="T235"><draw:control text:anchor-type="as-char" svg:y="-0.429cm" draw:z-index="8" draw:name="Gebruiker" draw:style-name="gr2" draw:text-style-name="P114" svg:width="6.002cm" svg:height="0.6cm" draw:control="control9"><svg:title>Gebruiker</svg:title><svg:desc>Volledige naam, bijv. Jan Stek</svg:desc></draw:control></text:span><text:span text:style-name="T235"><text:tab/></text:span><text:span text:style-name="T236">[</text:span><text:span text:style-name="T238">na</text:span><text:span text:style-name="T240">me,</text:span><text:span text:style-name="T238"> </text:span><text:span text:style-name="T240">e.g.</text:span><text:span text:style-name="T238"> </text:span><text:span text:style-name="T239">J</text:span><text:span text:style-name="T243">a</text:span><text:span text:style-name="T239">n </text:span><text:span text:style-name="T243">Jansen</text:span><text:span text:style-name="T244">]</text:span></text:p>
      <text:p text:style-name="P84"><text:span text:style-name="Definition"><text:span text:style-name="T242">USER</text:span></text:span><text:span text:style-name="Definition"><text:span text:style-name="T282">na</text:span></text:span><text:span text:style-name="Definition"><text:span text:style-name="T285">me</text:span></text:span><text:span text:style-name="T241"><text:tab/><text:tab/><text:tab/></text:span><text:span text:style-name="T241"><draw:control text:anchor-type="as-char" svg:y="-0.429cm" draw:z-index="19" draw:name="Gberuikersnaam 2" draw:style-name="gr2" draw:text-style-name="P114" svg:width="6.002cm" svg:height="0.6cm" draw:control="control20"><svg:title>Gebruikersnaam</svg:title><svg:desc>Korte naam, bijv. jan</svg:desc></draw:control></text:span><text:span text:style-name="T241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64">j</text:span><text:span text:style-name="T165">a</text:span><text:span text:style-name="T164">n</text:span><text:span text:style-name="T166">]</text:span></text:p>
      <text:p text:style-name="P12"><text:span text:style-name="Definition"><text:span text:style-name="T282">COMPUTERNA</text:span></text:span><text:span text:style-name="Definition"><text:span text:style-name="T285">me</text:span></text:span><text:span text:style-name="T245"><text:tab/></text:span><text:span text:style-name="T282"><draw:control text:anchor-type="as-char" svg:y="-0.429cm" draw:z-index="9" draw:name="Computernaam" draw:style-name="gr2" draw:text-style-name="P114" svg:width="6.002cm" svg:height="0.6cm" draw:control="control10"><svg:title>Computernaam</svg:title><svg:desc>Unieke naam van de computer</svg:desc></draw:control></text:span><text:span text:style-name="T282"><text:tab/></text:span><text:span text:style-name="T246">[</text:span><text:span text:style-name="T247">na</text:span><text:span text:style-name="T252">me of the</text:span><text:span text:style-name="T247"> compute</text:span><text:span text:style-name="T248">r, </text:span><text:span text:style-name="T252">e.g.</text:span><text:span text:style-name="T249"> </text:span><text:span text:style-name="T250">pc02</text:span><text:span text:style-name="T246">]</text:span></text:p>
      <text:p text:style-name="P8"><text:span text:style-name="Definition"><text:span text:style-name="T282">START</text:span></text:span><text:span text:style-name="Definition"><text:span text:style-name="T285">up</text:span></text:span><text:span text:style-name="Definition"><text:span text:style-name="T282">MEnU</text:span></text:span><text:span text:style-name="T235"><text:tab/><text:tab/></text:span><text:span text:style-name="T235"><draw:control text:anchor-type="as-char" svg:y="-0.429cm" draw:z-index="10" draw:name="Opstartmenu" draw:style-name="gr2" draw:text-style-name="P114" svg:width="6.002cm" svg:height="0.6cm" draw:control="control11"><svg:title>Opstartmenu</svg:title><svg:desc>Toets voor het opstartmenu ("bootmenu")</svg:desc></draw:control></text:span><text:span text:style-name="T235"><text:tab/></text:span><text:span text:style-name="T246">[</text:span><text:span text:style-name="T247">key for the bootable medium</text:span><text:span text:style-name="T253">]</text:span></text:p>
      <text:p text:style-name="P11"><text:span text:style-name="Definition"><text:span text:style-name="T251">SETTINGS</text:span></text:span><text:span text:style-name="T251"> <text:tab/><text:tab/><text:tab/></text:span><text:span text:style-name="T251"><draw:control text:anchor-type="as-char" svg:y="-0.429cm" draw:z-index="7" draw:name="Instellingen" draw:style-name="gr2" draw:text-style-name="P114" svg:width="6.002cm" svg:height="0.6cm" draw:control="control8"><svg:title>Instellingen</svg:title><svg:desc>Toets voor het BIOS/UEFI-scherm ("setup")</svg:desc></draw:control></text:span><text:span text:style-name="T251"><text:tab/></text:span><text:span text:style-name="T246">[</text:span><text:span text:style-name="T247">key for the UEFI BIOS screen</text:span><text:span text:style-name="T246">]</text:span></text:p>
      <text:p text:style-name="P9"><text:span text:style-name="Definition"><text:span text:style-name="T258">USER2</text:span></text:span><text:span text:style-name="T265"><text:tab/></text:span><text:span text:style-name="T270"> <text:tab/><text:tab/><text:tab/></text:span><text:span text:style-name="T276"><draw:control text:anchor-type="as-char" svg:y="-0.429cm" draw:z-index="15" draw:name="Gebruiker 1" draw:style-name="gr2" draw:text-style-name="P114" svg:width="6.002cm" svg:height="0.6cm" draw:control="control16"><svg:title>Gebruiker</svg:title><svg:desc>Volledige naam, bijv. Jan Stek</svg:desc></draw:control></text:span><text:span text:style-name="T276"><text:tab/></text:span><text:span text:style-name="T277">[</text:span><text:span text:style-name="T271">na</text:span><text:span text:style-name="T274">me</text:span><text:span text:style-name="T271"> possibly</text:span><text:span text:style-name="T272"> 2</text:span><text:span text:style-name="T278">e</text:span><text:span text:style-name="T272"> USER</text:span><text:span text:style-name="T273">]</text:span></text:p>
      <text:p text:style-name="P80"><text:span text:style-name="Definition"><text:span text:style-name="T258">USERN</text:span></text:span><text:span text:style-name="Definition"><text:span text:style-name="T259">a</text:span></text:span><text:span text:style-name="Definition"><text:span text:style-name="T260">me</text:span></text:span><text:span text:style-name="Definition"><text:span text:style-name="T258">2</text:span></text:span><text:span text:style-name="Definition"><text:span text:style-name="T266"><text:tab/><text:tab/></text:span></text:span><text:span text:style-name="T275"><draw:control text:anchor-type="as-char" svg:y="-0.429cm" draw:z-index="16" draw:name="Gberuikersnaam 1" draw:style-name="gr2" draw:text-style-name="P114" svg:width="6.002cm" svg:height="0.6cm" draw:control="control17"><svg:title>Gebruikersnaam</svg:title><svg:desc>Korte naam, bijv. jan</svg:desc></draw:control></text:span><text:span text:style-name="T275"><text:tab/></text:span><text:span text:style-name="T262">[</text:span><text:span text:style-name="T264">user</text:span><text:span text:style-name="T261"> na</text:span><text:span text:style-name="T263">me</text:span><text:span text:style-name="T267"> possibly</text:span><text:span text:style-name="T268"> 2</text:span><text:span text:style-name="T279">e</text:span><text:span text:style-name="T268"> USER</text:span><text:span text:style-name="T269">]</text:span></text:p>
      <text:p text:style-name="P14"><text:span text:style-name="T167">Replace the </text:span><text:span text:style-name="T179">underlined</text:span><text:span text:style-name="T167"> words in this checklist with those in the </text:span><text:span text:style-name="Strong_20_Emphasis"><text:span text:style-name="T43">te</text:span></text:span><text:span text:style-name="Strong_20_Emphasis"><text:span text:style-name="T63">x</text:span></text:span><text:span text:style-name="Strong_20_Emphasis"><text:span text:style-name="T43">t </text:span></text:span><text:span text:style-name="Strong_20_Emphasis"><text:span text:style-name="T63">box</text:span></text:span><text:span text:style-name="T167">.</text:span></text:p>
      <text:p text:style-name="P3"/>
      <text:p text:style-name="P3"/>
      <text:p text:style-name="P10"><text:span text:style-name="T175">Not yet on Linux?</text:span><text:span text:style-name="T168"><text:tab/></text:span><text:span text:style-name="T173"><text:tab/></text:span><text:span text:style-name="T174">Use</text:span><text:span text:style-name="T169"> </text:span><text:span text:style-name="Strong_20_Emphasis"><text:span text:style-name="T177">Checklist m</text:span></text:span><text:span text:style-name="Strong_20_Emphasis"><text:span text:style-name="T178">oving</text:span></text:span><text:span text:style-name="T169"> o</text:span><text:span text:style-name="T172">n</text:span><text:span text:style-name="T169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0"> </text:span><text:span text:style-name="T172">u</text:span><text:span text:style-name="T170">nder </text:span><text:span text:style-name="T176">Linux</text:span><text:span text:style-name="T171">.</text:span></text:p>
      <text:p text:style-name="P54"><text:span text:style-name="T196">New installation?</text:span><text:span text:style-name="T198"><text:tab/></text:span><text:span text:style-name="T200"></text:span><text:span text:style-name="T201"><text:tab/>Start at chapter</text:span><text:span text:style-name="T198"> </text:span><text:span text:style-name="T196"><text:bookmark-ref text:reference-format="page" text:ref-name="__RefNumPara__4009_1271708128">2</text:bookmark-ref></text:span><text:span text:style-name="T198"><text:s text:c="2"/></text:span><text:span text:style-name="T197"><text:bookmark-ref text:reference-format="text" text:ref-name="__RefNumPara__4009_1271708128">Perform installation</text:bookmark-ref></text:span><text:span text:style-name="T199">.</text:span></text:p>
      <text:p text:style-name="P39"/>
      <text:p text:style-name="P39"/>
      <text:list xml:id="list3465888744" text:style-name="L1">
        <text:list-item>
          <text:p text:style-name="P110"><text:bookmark-start text:name="__RefNumPara__4083_1271708128"/>Preparing installation<text:bookmark-end text:name="__RefNumPara__4083_1271708128"/>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68"><text:span text:style-name="Strong_20_Emphasis"><text:span text:style-name="T40"><text:s/></text:span></text:span><text:span text:style-name="Strong_20_Emphasis"><text:span text:style-name="T80"><draw:control text:anchor-type="as-char" draw:z-index="13" draw:name="Vorm3_0" draw:style-name="gr1" draw:text-style-name="P113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40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88"><text:span text:style-name="User_20_Entry"><text:span text:style-name="T121">Login any additional </text:span></text:span><text:span text:style-name="Definition"><text:span text:style-name="T281">USER</text:span></text:span><text:span text:style-name="User_20_Entry"><text:span text:style-name="T126">s</text:span></text:span><text:span text:style-name="User_20_Entry"><text:span text:style-name="T130"> </text:span></text:span><text:span text:style-name="User_20_Entry"><text:span text:style-name="T121">and follow the same steps.</text:span>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1"/>
          </table:table-cell>
        </table:table-row>
        <table:table-row>
          <table:table-cell table:style-name="_31_._5f_Installatie_5f_voorbereiden.A1" office:value-type="string">
            <text:p text:style-name="P65"><text:span text:style-name="Strong_20_Emphasis"><text:span text:style-name="T44"><text:s/></text:span></text:span><text:span text:style-name="Strong_20_Emphasis"><text:span text:style-name="T81"><draw:control text:anchor-type="as-char" draw:z-index="0" draw:name="Vorm4" draw:style-name="gr1" draw:text-style-name="P11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44">Install </text:span></text:span><text:span text:style-name="Strong_20_Emphasis"><text:span text:style-name="T45">pa</text:span></text:span><text:span text:style-name="Strong_20_Emphasis"><text:span text:style-name="T64">ckage</text:span></text:span><text:span text:style-name="Strong_20_Emphasis"><text:span text:style-name="T45"> kz</text:span></text:span><text:span text:style-name="Strong_20_Emphasis"><text:span text:style-name="T45"><text:note text:id="ftn3" text:note-class="footnote"><text:note-citation>3</text:note-citation><text:note-body><text:p text:style-name="P90"><text:span text:style-name="T283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4">karelzimmer.nl</text:span></text:span></text:a><text:span text:style-name="T283">) for installing and managing Debian and Debian based systems like Ubuntu.</text:span>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99"><text:span text:style-name="Strong_20_Emphasis"><text:span text:style-name="T74">P</text:span></text:span><text:span text:style-name="Strong_20_Emphasis"><text:span text:style-name="T45">ress the </text:span></text:span><text:span text:style-name="Strong_20_Emphasis"><text:span text:style-name="T49">Super</text:span></text:span><text:span text:style-name="Strong_20_Emphasis"><text:span text:style-name="T42"> </text:span></text:span><text:span text:style-name="Strong_20_Emphasis"><text:span text:style-name="T65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57">Super</text:span> key is the Windows key, Command key (Apple), or Magnifier key<text:span text:style-name="T188"> </text:span><text:span text:style-name="T189">(Chromebook)</text:span><text:span text:style-name="T188">.</text:span></text:p></text:note-body></text:note></text:span></text:span><text:span text:style-name="Strong_20_Emphasis"><text:span text:style-name="T47">, </text:span></text:span><text:span text:style-name="Strong_20_Emphasis"><text:span text:style-name="T50">type</text:span></text:span><text:span text:style-name="Strong_20_Emphasis"><text:span text:style-name="T51"> </text:span></text:span><text:span text:style-name="Strong_20_Emphasis"><text:span text:style-name="T92">ter</text:span></text:span><text:span text:style-name="Strong_20_Emphasis"><text:span text:style-name="T93">m</text:span></text:span><text:span text:style-name="Strong_20_Emphasis"><text:span text:style-name="T52"> </text:span></text:span><text:span text:style-name="Strong_20_Emphasis"><text:span text:style-name="T66">and click the </text:span></text:span><text:span text:style-name="Strong_20_Emphasis"><text:span text:style-name="T94">Terminal</text:span></text:span><text:span text:style-name="Strong_20_Emphasis"><text:span text:style-name="T66"> icon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72"><text:span text:style-name="Strong_20_Emphasis"><text:span text:style-name="T44"/></text:span></text:p>
          </table:table-cell>
          <table:table-cell table:style-name="_31_._5f_Installatie_5f_voorbereiden.A1" office:value-type="string">
            <text:p text:style-name="P85"><text:span text:style-name="T12">Type, or copy and paste, these two commands, each followed by the</text:span><text:span text:style-name="Strong_20_Emphasis"><text:span text:style-name="T52"> </text:span></text:span><text:span text:style-name="Strong_20_Emphasis"><text:span text:style-name="T46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102"><text:span text:style-name="User_20_Entry"><text:span text:style-name="T140">wget karelzimmer.nl/</text:span></text:span><text:span text:style-name="User_20_Entry"><text:span text:style-name="T141">kz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102"><text:span text:style-name="User_20_Entry"><text:span text:style-name="T140">bash </text:span></text:span><text:span text:style-name="User_20_Entry"><text:span text:style-name="T141">kz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75"><text:span text:style-name="Strong_20_Emphasis"><text:span text:style-name="T5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3"/>
          </table:table-cell>
        </table:table-row>
        <table:table-row>
          <table:table-cell table:style-name="_31_._5f_Installatie_5f_voorbereiden.A1" office:value-type="string">
            <text:p text:style-name="P65"><text:span text:style-name="Strong_20_Emphasis"><text:span text:style-name="T44"><text:s/></text:span></text:span><text:span text:style-name="Strong_20_Emphasis"><text:span text:style-name="Strong_20_Emphasis"><text:span text:style-name="T81"><draw:control text:anchor-type="as-char" draw:z-index="1" draw:name="Vorm6" draw:style-name="gr1" draw:text-style-name="P113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47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99"><text:span text:style-name="Strong_20_Emphasis"><text:span text:style-name="T74">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49">Super</text:span></text:span><text:span text:style-name="Strong_20_Emphasis"><text:span text:style-name="T47"> key</text:span></text:span><text:span text:style-name="Strong_20_Emphasis"><text:span text:style-name="T27"><text:note-ref text:note-class="footnote" text:reference-format="text" text:ref-name="ftn4">4</text:note-ref></text:span></text:span><text:span text:style-name="Strong_20_Emphasis"><text:span text:style-name="T47">, type </text:span></text:span><text:span text:style-name="Strong_20_Emphasis"><text:span text:style-name="T96">menu</text:span></text:span><text:span text:style-name="Strong_20_Emphasis"><text:span text:style-name="T47"> and click the </text:span></text:span><text:span text:style-name="Strong_20_Emphasis"><text:span text:style-name="T142">Install</text:span></text:span><text:span text:style-name="Strong_20_Emphasis"><text:span text:style-name="T143">ation</text:span></text:span><text:span text:style-name="Strong_20_Emphasis"><text:span text:style-name="T142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_31_._5f_Installatie_5f_voorbereiden.A1" office:value-type="string">
            <text:p text:style-name="P73"><text:span text:style-name="Strong_20_Emphasis"><text:span text:style-name="T44"/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54">Select </text:span></text:span><text:span text:style-name="Strong_20_Emphasis"><text:span text:style-name="T97">1 Preparing installation</text:span></text:span><text:span text:style-name="Strong_20_Emphasis"><text:span text:style-name="T54"> </text:span></text:span><text:span text:style-name="Strong_20_Emphasis"><text:span text:style-name="T70">and</text:span></text:span><text:span text:style-name="Strong_20_Emphasis"><text:span text:style-name="T54"> </text:span></text:span><text:span text:style-name="Strong_20_Emphasis"><text:span text:style-name="T70">click </text:span></text:span><text:span text:style-name="Strong_20_Emphasis"><text:span text:style-name="T100">Continue</text:span></text:span><text:span text:style-name="Strong_20_Emphasis"><text:span text:style-name="T70">. 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5"><text:span text:style-name="Strong_20_Emphasis"><text:span text:style-name="T53">Follow the instructions on the screen.</text:span></text:span></text:p>
          </table:table-cell>
        </table:table-row>
      </table:table>
      <text:p text:style-name="P23"/>
      <text:list xml:id="list192115767889207" text:continue-numbering="true" text:style-name="L1">
        <text:list-item>
          <text:p text:style-name="P111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65"><text:span text:style-name="Strong_20_Emphasis"><text:span text:style-name="T44"><text:s/></text:span></text:span><text:span text:style-name="Strong_20_Emphasis"><text:span text:style-name="T81"><draw:control text:anchor-type="as-char" draw:z-index="2" draw:name="Vorm9" draw:style-name="gr1" draw:text-style-name="P113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104"><text:span text:style-name="T180">Boot the computer from an</text:span><text:span text:style-name="T184"> </text:span><text:span text:style-name="Strong_20_Emphasis"><text:span text:style-name="T159"><text:user-field-get text:name="Distro">Ubuntu</text:user-field-get></text:span></text:span><text:span text:style-name="T187"><text:s/></text:span><text:span text:style-name="T160"><text:user-field-get text:name="Version">22.04</text:user-field-get></text:span><text:span text:style-name="T115"><text:s/>Live</text:span><text:span text:style-name="T115"><text:note text:id="ftn5" text:note-class="footnote"><text:note-citation>1</text:note-citation><text:note-body><text:p text:style-name="P91"><text:span text:style-name="T18">From a Live USB stick (or DVD) you can boot and work with </text:span><text:span text:style-name="Strong_20_Emphasis"><text:span text:style-name="T194"><text:user-field-get text:name="Distro">Ubuntu</text:user-field-get></text:span></text:span><text:span text:style-name="Strong_20_Emphasis"><text:span text:style-name="T194"><text:s/></text:span></text:span><text:span text:style-name="T18">without installing it.</text:span></text:p></text:note-body></text:note></text:span><text:span text:style-name="T180"> USB stick</text:span><text:span text:style-name="T116"><text:note text:id="ftn6" text:note-class="footnote"><text:note-citation>2</text:note-citation><text:note-body><text:p text:style-name="P92"><text:span text:style-name="Strong_20_Emphasis"><text:span text:style-name="T122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55">releases.ubuntu.com</text:span></text:span></text:a><text:span text:style-name="Strong_20_Emphasis"><text:span text:style-name="T123">,</text:span></text:span><text:span text:style-name="Strong_20_Emphasis"><text:span text:style-name="T122"> click </text:span></text:span><text:span text:style-name="Strong_20_Emphasis"><text:span text:style-name="T127">Ubuntu 22.04 LTS (Jammy Jellyfish)</text:span></text:span><text:span text:style-name="Strong_20_Emphasis"><text:span text:style-name="T122">, and then click </text:span></text:span><text:span text:style-name="Strong_20_Emphasis"><text:span text:style-name="T127">Desktop image on 64-bit PC (AMD64) desktop image</text:span></text:span><text:span text:style-name="Strong_20_Emphasis"><text:span text:style-name="T122">.</text:span></text:span></text:p><text:p text:style-name="P92"><text:span text:style-name="Strong_20_Emphasis"><text:span text:style-name="T122"><text:tab/>Insert a USB stick of at least 4 GB.<text:line-break/>Locate </text:span></text:span><text:span text:style-name="Strong_20_Emphasis"><text:span text:style-name="T128">disk</text:span></text:span><text:span text:style-name="Strong_20_Emphasis"><text:span text:style-name="T122"> and click the </text:span></text:span><text:span text:style-name="Strong_20_Emphasis"><text:span text:style-name="T127">Disks</text:span></text:span><text:span text:style-name="Strong_20_Emphasis"><text:span text:style-name="T122"> icon. Select the USB stick in the list of disks on the left and click </text:span></text:span><text:span text:style-name="Strong_20_Emphasis"><text:span text:style-name="T127">Disk </text:span></text:span><text:span text:style-name="Strong_20_Emphasis"><text:span text:style-name="T128">settings</text:span></text:span><text:span text:style-name="Strong_20_Emphasis"><text:span text:style-name="T122"> ⋮ (icon with the three dots) in the top right corner.</text:span></text:span></text:p><text:p text:style-name="P92"><text:span text:style-name="Strong_20_Emphasis"><text:span text:style-name="T122"><text:tab/>Choose </text:span></text:span><text:span text:style-name="Strong_20_Emphasis"><text:span text:style-name="T127">Restore Disk Image</text:span></text:span><text:span text:style-name="Strong_20_Emphasis"><text:span text:style-name="T122"> and select the CD image file (.iso) you just downloaded.</text:span></text:span></text:p><text:p text:style-name="P92"><text:span text:style-name="Strong_20_Emphasis"><text:span text:style-name="T124"><text:tab/>Click </text:span></text:span><text:span text:style-name="Strong_20_Emphasis"><text:span text:style-name="T129">Start Restore</text:span></text:span><text:span text:style-name="Strong_20_Emphasis"><text:span text:style-name="T124">, and then click </text:span></text:span><text:span text:style-name="Strong_20_Emphasis"><text:span text:style-name="T129">Restore</text:span></text:span><text:span text:style-name="Strong_20_Emphasis"><text:span text:style-name="T124">.</text:span></text:span></text:p><text:p text:style-name="P92"><text:span text:style-name="Strong_20_Emphasis"><text:span text:style-name="T124"><text:tab/>Or use the </text:span></text:span><text:span text:style-name="Strong_20_Emphasis"><text:span text:style-name="T129">Etcher</text:span></text:span><text:span text:style-name="Strong_20_Emphasis"><text:span text:style-name="T124"> program </text:span></text:span><text:span text:style-name="Strong_20_Emphasis"><text:span text:style-name="T125">(</text:span></text:span><text:a xlink:type="simple" xlink:href="https://www.balena.io/etcher/" text:style-name="Internet_20_link" text:visited-style-name="Visited_20_Internet_20_Link"><text:span text:style-name="Strong_20_Emphasis"><text:span text:style-name="T256">etcher.io</text:span></text:span></text:a><text:span text:style-name="Strong_20_Emphasis"><text:span text:style-name="T125">) </text:span></text:span><text:span text:style-name="Strong_20_Emphasis"><text:span text:style-name="T124">available for Windows, macOS, and Linux.</text:span></text:span></text:p></text:note-body></text:note></text:span><text:span text:style-name="T180"> or DVD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57"><text:span text:style-name="T207">S</text:span><text:span text:style-name="T208">tart up</text:span><text:span text:style-name="T202">/boot menu </text:span><text:span text:style-name="T133">via </text:span><text:span text:style-name="Definition"><text:span text:style-name="T282">START</text:span></text:span><text:span text:style-name="Definition"><text:span text:style-name="T285">up</text:span></text:span><text:span text:style-name="Definition"><text:span text:style-name="T282">MEnU</text:span></text:span><text:span text:style-name="T133"> </text:span><text:span text:style-name="T137">and </text:span><text:span text:style-name="T138">settings/</text:span><text:span text:style-name="T139">setup</text:span><text:span text:style-name="T133"> via </text:span><text:span text:style-name="Definition"><text:span text:style-name="T16">SETTINGS</text:span></text:span><text:span text:style-name="T133">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36"><text:span text:style-name="T163">P</text:span><text:span text:style-name="T162">ress the </text:span><text:span text:style-name="Strong_20_Emphasis"><text:span text:style-name="T83">Enter</text:span></text:span><text:span text:style-name="Strong_20_Emphasis"><text:span text:style-name="T82"> </text:span></text:span><text:span text:style-name="Strong_20_Emphasis"><text:span text:style-name="T84">key </text:span></text:span><text:span text:style-name="Strong_20_Emphasis"><text:span text:style-name="T85">(</text:span></text:span><text:span text:style-name="Strong_20_Emphasis"><text:span text:style-name="T108">Try or I</text:span></text:span><text:span text:style-name="Strong_20_Emphasis"><text:span text:style-name="T109">n</text:span></text:span><text:span text:style-name="Strong_20_Emphasis"><text:span text:style-name="T110">stall Ubuntu</text:span></text:span><text:span text:style-name="Strong_20_Emphasis"><text:span text:style-name="T86"> is already selected</text:span></text:span><text:span text:style-name="Strong_20_Emphasis"><text:span text:style-name="T87">)</text:span>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12"/></text:span></text:p>
          </table:table-cell>
          <table:table-cell table:style-name="_32_._5f_Installatie_5f_uitvoeren.A1" office:value-type="string">
            <text:p text:style-name="P33"><text:span text:style-name="T182">C</text:span><text:span text:style-name="T183">lick</text:span><text:span text:style-name="T182"> </text:span><text:span text:style-name="T186">In</text:span><text:span text:style-name="T185">stall Ubuntu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2"><text:span text:style-name="Strong_20_Emphasis"><text:span text:style-name="T118"/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53">Follow the instructions on the welcome screens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81"><text:span text:style-name="Strong_20_Emphasis"><text:span text:style-name="T12"><text:s/></text:span></text:span><text:span text:style-name="Strong_20_Emphasis"><text:span text:style-name="T44"><draw:control text:anchor-type="as-char" draw:z-index="17" draw:name="Vorm12" draw:style-name="gr1" draw:text-style-name="P113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29">When the </text:span></text:span><text:span text:style-name="Strong_20_Emphasis"><text:span text:style-name="T102">Wireless</text:span></text:span><text:span text:style-name="Strong_20_Emphasis"><text:span text:style-name="T29"> screen appears: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106"><text:span text:style-name="Strong_20_Emphasis"><text:span text:style-name="T35">C</text:span></text:span><text:span text:style-name="Strong_20_Emphasis"><text:span text:style-name="T29">hoose the wireless network, connect, and click </text:span></text:span><text:span text:style-name="Strong_20_Emphasis"><text:span text:style-name="T102">Continue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4"/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12"><text:s/></text:span></text:span><text:span text:style-name="T44"><draw:control text:anchor-type="as-char" draw:z-index="3" draw:name="Vorm16" draw:style-name="gr1" draw:text-style-name="P113" svg:width="0.35cm" svg:height="0.35cm" draw:control="control4"/></text:span></text:p>
          </table:table-cell>
          <table:table-cell table:style-name="_32_._5f_Installatie_5f_uitvoeren.A1" office:value-type="string">
            <text:p text:style-name="P105"><text:span text:style-name="Strong_20_Emphasis"><text:span text:style-name="T30">On the </text:span></text:span><text:span text:style-name="Strong_20_Emphasis"><text:span text:style-name="T103">Installation type</text:span></text:span><text:span text:style-name="Strong_20_Emphasis"><text:span text:style-name="T30"> screen: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107"><text:span text:style-name="Strong_20_Emphasis"><text:span text:style-name="T36">S</text:span></text:span><text:span text:style-name="Strong_20_Emphasis"><text:span text:style-name="T30">elect the desired </text:span></text:span><text:span text:style-name="Strong_20_Emphasis"><text:span text:style-name="T103">Installation type</text:span></text:span><text:span text:style-name="Strong_20_Emphasis"><text:span text:style-name="T90">.</text:span>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79"><text:span text:style-name="Strong_20_Emphasis"><text:span text:style-name="T32">Click </text:span></text:span><text:span text:style-name="Strong_20_Emphasis"><text:span text:style-name="T104">Install </text:span></text:span><text:span text:style-name="Strong_20_Emphasis"><text:span text:style-name="T105">n</text:span></text:span><text:span text:style-name="Strong_20_Emphasis"><text:span text:style-name="T104">ow</text:span></text:span><text:span text:style-name="Strong_20_Emphasis"><text:span text:style-name="T32">, or click </text:span></text:span><text:span text:style-name="Strong_20_Emphasis"><text:span text:style-name="T104">Continue</text:span></text:span><text:span text:style-name="Strong_20_Emphasis"><text:span text:style-name="T32"> and check the suggested disk format, choose the desired disk, and click </text:span></text:span><text:span text:style-name="Strong_20_Emphasis"><text:span text:style-name="T104">Install </text:span></text:span><text:span text:style-name="Strong_20_Emphasis"><text:span text:style-name="T105">n</text:span></text:span><text:span text:style-name="Strong_20_Emphasis"><text:span text:style-name="T104">ow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60"><text:span text:style-name="Strong_20_Emphasis"><text:span text:style-name="T31">On the </text:span></text:span><text:span text:style-name="Strong_20_Emphasis"><text:span text:style-name="T107">W</text:span></text:span><text:span text:style-name="Strong_20_Emphasis"><text:span text:style-name="T106">rite the changes to disks?</text:span></text:span><text:span text:style-name="Strong_20_Emphasis"><text:span text:style-name="T31"> check the partitions to be formatted and click </text:span></text:span><text:span text:style-name="Strong_20_Emphasis"><text:span text:style-name="T106">Continue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5"/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12"><text:s/></text:span></text:span><text:span text:style-name="T44"><draw:control text:anchor-type="as-char" draw:z-index="4" draw:name="Vorm19" draw:style-name="gr1" draw:text-style-name="P113" svg:width="0.35cm" svg:height="0.35cm" draw:control="control5"/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214">On the </text:span></text:span><text:span text:style-name="Strong_20_Emphasis"><text:span text:style-name="T225">Where are you?</text:span></text:span><text:span text:style-name="Strong_20_Emphasis"><text:span text:style-name="T214"> </text:span></text:span><text:span text:style-name="Strong_20_Emphasis"><text:span text:style-name="T217">screen: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8"><text:span text:style-name="Strong_20_Emphasis"><text:span text:style-name="T218">C</text:span></text:span><text:span text:style-name="Strong_20_Emphasis"><text:span text:style-name="T214">heck the location and click </text:span></text:span><text:span text:style-name="Strong_20_Emphasis"><text:span text:style-name="T225">Continue</text:span></text:span><text:span text:style-name="Strong_20_Emphasis"><text:span text:style-name="T214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82"><text:span text:style-name="Strong_20_Emphasis"><text:span text:style-name="T12"><text:s/></text:span></text:span><text:span text:style-name="Strong_20_Emphasis"><text:span text:style-name="T44"><draw:control text:anchor-type="as-char" draw:z-index="18" draw:name="Vorm 1" draw:style-name="gr1" draw:text-style-name="P113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7"><text:span text:style-name="T220">On the </text:span><text:span text:style-name="T226">Who are you?</text:span><text:span text:style-name="T220"> </text:span><text:span text:style-name="Strong_20_Emphasis"><text:span text:style-name="T217">screen: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19"><text:span text:style-name="Strong_20_Emphasis"><text:span text:style-name="T219">E</text:span></text:span><text:span text:style-name="T220">nter your </text:span><text:span text:style-name="T227">Your n</text:span><text:span text:style-name="T226">ame </text:span><text:span text:style-name="Definition"><text:span text:style-name="T13">USER</text:span></text:span><text:span text:style-name="Strong_20_Emphasis"><text:span text:style-name="T216">, <text:line-break/></text:span></text:span><text:span text:style-name="Strong_20_Emphasis"><text:span text:style-name="T222">Y</text:span></text:span><text:span text:style-name="Strong_20_Emphasis"><text:span text:style-name="T221">our computer</text:span></text:span><text:span text:style-name="Strong_20_Emphasis"><text:span text:style-name="T222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215">,<text:line-break/></text:span></text:span><text:span text:style-name="Strong_20_Emphasis"><text:span text:style-name="T223">Pick</text:span></text:span><text:span text:style-name="Strong_20_Emphasis"><text:span text:style-name="T221"> a username</text:span></text:span><text:span text:style-name="Strong_20_Emphasis"><text:span text:style-name="T215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215">,<text:line-break/></text:span></text:span><text:span text:style-name="Strong_20_Emphasis"><text:span text:style-name="T213">enter a password twice, and click </text:span></text:span><text:span text:style-name="Strong_20_Emphasis"><text:span text:style-name="T224">Continue</text:span></text:span><text:span text:style-name="Strong_20_Emphasis"><text:span text:style-name="T213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95"><text:span text:style-name="Strong_20_Emphasis"><text:span text:style-name="T149"><text:s/></text:span></text:span><text:span text:style-name="T44"><draw:control text:anchor-type="as-char" draw:z-index="22" draw:name="Vorm14" draw:style-name="gr1" draw:text-style-name="P113" svg:width="0.35cm" svg:height="0.35cm" draw:control="control23"/></text:span></text:p>
          </table:table-cell>
          <table:table-cell table:style-name="_32_._5f_Installatie_5f_uitvoeren.A1" office:value-type="string">
            <text:p text:style-name="P27">On <text:span text:style-name="T286">Installation Complete</text:span> click <text:span text:style-name="T286">Restart Now</text:span>.</text:p>
          </table:table-cell>
        </table:table-row>
      </table:table>
      <text:p text:style-name="P58"><text:span text:style-name="Strong_20_Emphasis"><text:span text:style-name="T88"/></text:span></text:p>
      <text:list xml:id="list192116215832739" text:continue-numbering="true" text:style-name="L1">
        <text:list-item>
          <text:p text:style-name="P109"><text:span text:style-name="Strong_20_Emphasis"><text:span text:style-name="T114">Finish installation</text:span></text:span></text:p>
        </text:list-item>
      </text:list>
      <text:p text:style-name="P61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66"><text:span text:style-name="Strong_20_Emphasis"><text:span text:style-name="T44"><text:s/></text:span></text:span><text:span text:style-name="Strong_20_Emphasis"><text:span text:style-name="T81"><draw:control text:anchor-type="as-char" draw:z-index="5" draw:name="Vorm24" draw:style-name="gr1" draw:text-style-name="P113" svg:width="0.35cm" svg:height="0.35cm" draw:control="control6"/></text:span></text:span></text:p>
          </table:table-cell>
          <table:table-cell table:style-name="_33_._5f_Installatie_5f_afronden.A1" office:value-type="string">
            <text:p text:style-name="P64"><text:span text:style-name="Strong_20_Emphasis"><text:span text:style-name="T33">Log in as </text:span></text:span><text:span text:style-name="Definition"><text:span text:style-name="T10">US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64"><text:span text:style-name="Strong_20_Emphasis"><text:span text:style-name="T89"/></text:span></text:p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118"><text:s/></text:span></text:span><text:span text:style-name="Strong_20_Emphasis"><text:span text:style-name="T119"><draw:control text:anchor-type="as-char" draw:z-index="21" draw:name="Vorm 2" draw:style-name="gr1" draw:text-style-name="P113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75"><text:span text:style-name="Strong_20_Emphasis"><text:span text:style-name="T53">Follow the instructions on the </text:span></text:span><text:span text:style-name="Strong_20_Emphasis"><text:span text:style-name="T67">welcome screens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65"><text:span text:style-name="Strong_20_Emphasis"><text:span text:style-name="T44"><text:s/></text:span></text:span><text:span text:style-name="Strong_20_Emphasis"><text:span text:style-name="T81"><draw:control text:anchor-type="as-char" draw:z-index="11" draw:name="Vorm4_1" draw:style-name="gr1" draw:text-style-name="P113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93"><text:span text:style-name="Strong_20_Emphasis"><text:span text:style-name="T44">Install </text:span></text:span><text:span text:style-name="Strong_20_Emphasis"><text:span text:style-name="T45">pa</text:span></text:span><text:span text:style-name="Strong_20_Emphasis"><text:span text:style-name="T64">ckage</text:span></text:span><text:span text:style-name="Strong_20_Emphasis"><text:span text:style-name="T45"> kz</text:span></text:span><text:span text:style-name="Strong_20_Emphasis"><text:span text:style-name="T45"><text:note text:id="ftn7" text:note-class="footnote"><text:note-citation>1</text:note-citation><text:note-body><text:p text:style-name="P90"><text:span text:style-name="T283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4">karelzimmer.nl</text:span></text:span></text:a><text:span text:style-name="T283">) for installing and managing Debian and Debian based systems like Ubuntu.</text:span>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100"><text:span text:style-name="Strong_20_Emphasis"><text:span text:style-name="T75">P</text:span></text:span><text:span text:style-name="Strong_20_Emphasis"><text:span text:style-name="T45">ress the </text:span></text:span><text:span text:style-name="Strong_20_Emphasis"><text:span text:style-name="T49">Super</text:span></text:span><text:span text:style-name="Strong_20_Emphasis"><text:span text:style-name="T42"> </text:span></text:span><text:span text:style-name="Strong_20_Emphasis"><text:span text:style-name="T65">key</text:span></text:span><text:span text:style-name="Strong_20_Emphasis"><text:span text:style-name="T26"><text:note text:id="ftn8" text:note-class="footnote"><text:note-citation>2</text:note-citation><text:note-body><text:p text:style-name="P2">The <text:span text:style-name="T257">Super</text:span> key is the Windows key, Command key (Apple), or Magnifier key<text:span text:style-name="T188"> </text:span><text:span text:style-name="T189">(Chromebook)</text:span><text:span text:style-name="T188">.</text:span></text:p></text:note-body></text:note></text:span></text:span><text:span text:style-name="Strong_20_Emphasis"><text:span text:style-name="T47">, </text:span></text:span><text:span text:style-name="Strong_20_Emphasis"><text:span text:style-name="T50">type</text:span></text:span><text:span text:style-name="Strong_20_Emphasis"><text:span text:style-name="T51"> </text:span></text:span><text:span text:style-name="Strong_20_Emphasis"><text:span text:style-name="T92">ter</text:span></text:span><text:span text:style-name="Strong_20_Emphasis"><text:span text:style-name="T93">m</text:span></text:span><text:span text:style-name="Strong_20_Emphasis"><text:span text:style-name="T52"> </text:span></text:span><text:span text:style-name="Strong_20_Emphasis"><text:span text:style-name="T66">and click the </text:span></text:span><text:span text:style-name="Strong_20_Emphasis"><text:span text:style-name="T94">Terminal</text:span></text:span><text:span text:style-name="Strong_20_Emphasis"><text:span text:style-name="T66"> icon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7"><text:span text:style-name="Strong_20_Emphasis"><text:span text:style-name="T44"/></text:span></text:p>
          </table:table-cell>
          <table:table-cell table:style-name="_33_._5f_Installatie_5f_afronden.A1" office:value-type="string">
            <text:p text:style-name="P93"><text:span text:style-name="T14">Type, or copy and paste, these two commands, each followed by the</text:span><text:span text:style-name="Strong_20_Emphasis"><text:span text:style-name="T52"> </text:span></text:span><text:span text:style-name="Strong_20_Emphasis"><text:span text:style-name="T46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103"><text:span text:style-name="User_20_Entry"><text:span text:style-name="T140">wget karelzimmer.nl/</text:span></text:span><text:span text:style-name="User_20_Entry"><text:span text:style-name="T141">kz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103"><text:span text:style-name="User_20_Entry"><text:span text:style-name="T140">bash </text:span></text:span><text:span text:style-name="User_20_Entry"><text:span text:style-name="T141">kz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76"><text:span text:style-name="Strong_20_Emphasis"><text:span text:style-name="T5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7"/>
          </table:table-cell>
        </table:table-row>
        <table:table-row>
          <table:table-cell table:style-name="_33_._5f_Installatie_5f_afronden.A1" office:value-type="string">
            <text:p text:style-name="P66"><text:span text:style-name="Strong_20_Emphasis"><text:span text:style-name="T44"><text:s/></text:span></text:span><text:span text:style-name="Strong_20_Emphasis"><text:span text:style-name="T81"><draw:control text:anchor-type="as-char" draw:z-index="6" draw:name="Vorm37" draw:style-name="gr1" draw:text-style-name="P113" svg:width="0.35cm" svg:height="0.35cm" draw:control="control7"/></text:span></text:span></text:p>
          </table:table-cell>
          <table:table-cell table:style-name="_33_._5f_Installatie_5f_afronden.A1" office:value-type="string">
            <text:p text:style-name="P93"><text:span text:style-name="Strong_20_Emphasis"><text:span text:style-name="T5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101"><text:span text:style-name="Strong_20_Emphasis"><text:span text:style-name="T76">P</text:span></text:span><text:span text:style-name="Strong_20_Emphasis"><text:span text:style-name="T58">ress the</text:span></text:span><text:span text:style-name="Strong_20_Emphasis"><text:span text:style-name="T57"> </text:span></text:span><text:span text:style-name="Strong_20_Emphasis"><text:span text:style-name="T49">Super</text:span></text:span><text:span text:style-name="Strong_20_Emphasis"><text:span text:style-name="T58"> key</text:span></text:span><text:span text:style-name="Strong_20_Emphasis"><text:span text:style-name="T26"><text:note-ref text:note-class="footnote" text:reference-format="text" text:ref-name="ftn8">2</text:note-ref></text:span></text:span><text:span text:style-name="Strong_20_Emphasis"><text:span text:style-name="T58">, type </text:span></text:span><text:span text:style-name="Strong_20_Emphasis"><text:span text:style-name="T98">menu</text:span></text:span><text:span text:style-name="Strong_20_Emphasis"><text:span text:style-name="T58"> and click the </text:span></text:span><text:span text:style-name="Strong_20_Emphasis"><text:span text:style-name="T144">Install</text:span></text:span><text:span text:style-name="Strong_20_Emphasis"><text:span text:style-name="T145">ation</text:span></text:span><text:span text:style-name="Strong_20_Emphasis"><text:span text:style-name="T144"> menu</text:span></text:span><text:span text:style-name="Strong_20_Emphasis"><text:span text:style-name="T58"> icon.</text:span></text:span></text:p>
          </table:table-cell>
        </table:table-row>
        <table:table-row>
          <table:table-cell table:style-name="_33_._5f_Installatie_5f_afronden.A1" office:value-type="string">
            <text:p text:style-name="P66"><text:span text:style-name="Strong_20_Emphasis"><text:span text:style-name="T44"/></text:span></text:p>
          </table:table-cell>
          <table:table-cell table:style-name="_33_._5f_Installatie_5f_afronden.A1" office:value-type="string">
            <text:p text:style-name="P94"><text:span text:style-name="Strong_20_Emphasis"><text:span text:style-name="T55">Se</text:span></text:span><text:span text:style-name="Strong_20_Emphasis"><text:span text:style-name="T68">lect</text:span></text:span><text:span text:style-name="Strong_20_Emphasis"><text:span text:style-name="T55"> </text:span></text:span><text:span text:style-name="Strong_20_Emphasis"><text:span text:style-name="T111">3</text:span></text:span><text:span text:style-name="Strong_20_Emphasis"><text:span text:style-name="T91"> </text:span></text:span><text:span text:style-name="Strong_20_Emphasis"><text:span text:style-name="T112">Finish installatio</text:span></text:span><text:span text:style-name="Strong_20_Emphasis"><text:span text:style-name="T113">n</text:span></text:span><text:span text:style-name="Strong_20_Emphasis"><text:span text:style-name="T59"> </text:span></text:span><text:span text:style-name="Strong_20_Emphasis"><text:span text:style-name="T54">and </text:span></text:span><text:span text:style-name="Strong_20_Emphasis"><text:span text:style-name="T71">click </text:span></text:span><text:span text:style-name="Strong_20_Emphasis"><text:span text:style-name="T101">Continue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77"><text:span text:style-name="Strong_20_Emphasis"><text:span text:style-name="T5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96"><text:span text:style-name="Strong_20_Emphasis"><text:span text:style-name="T149"><text:s/></text:span></text:span><text:span text:style-name="T44"><draw:control text:anchor-type="as-char" draw:z-index="23" draw:name="Vorm 3" draw:style-name="gr1" draw:text-style-name="P113" svg:width="0.35cm" svg:height="0.35cm" draw:control="control24"/></text:span></text:p>
          </table:table-cell>
          <table:table-cell table:style-name="_33_._5f_Installatie_5f_afronden.A1" office:value-type="string">
            <text:p text:style-name="P98"><text:span text:style-name="T287">Restart</text:span><text:span text:style-name="Strong_20_Emphasis"><text:span text:style-name="T53"> </text:span></text:span><text:span text:style-name="Strong_20_Emphasis"><text:span text:style-name="T73">the computer.</text:span></text:span></text:p>
          </table:table-cell>
        </table:table-row>
      </table:table>
      <text:p text:style-name="P61"><text:span text:style-name="Strong_20_Emphasis"><text:span text:style-name="T33"><text:tab/></text:span></text:span></text:p>
      <text:p text:style-name="P62"><text:span text:style-name="Strong_20_Emphasis"><text:span text:style-name="T56"/></text:span></text:p>
      <text:p text:style-name="P63"><text:span text:style-name="Strong_20_Emphasis"><text:span text:style-name="T53"/></text:span></text:p>
      <text:list xml:id="list192117297947472" text:continue-numbering="true" text:style-name="L1">
        <text:list-item>
          <text:p text:style-name="P112"><text:span text:style-name="Strong_20_Emphasis"><text:span text:style-name="T17">P</text:span></text:span><text:span text:style-name="Strong_20_Emphasis"><text:span text:style-name="T228">rovision user</text:span></text:span></text:p>
        </text:list-item>
      </text:list>
      <text:p text:style-name="P25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0"><text:span text:style-name="Strong_20_Emphasis"><text:span text:style-name="T44"><text:s/></text:span></text:span><text:span text:style-name="Strong_20_Emphasis"><text:span text:style-name="T81"><draw:control text:anchor-type="as-char" draw:z-index="12" draw:name="Vorm40_0" draw:style-name="gr1" draw:text-style-name="P113" svg:width="0.35cm" svg:height="0.35cm" draw:control="control13"/></text:span></text:span></text:p>
          </table:table-cell>
          <table:table-cell table:style-name="Tabel2.A1" office:value-type="string">
            <text:p text:style-name="P32"><text:span text:style-name="Strong_20_Emphasis"><text:span text:style-name="T34">Log in as</text:span></text:span><text:span text:style-name="Strong_20_Emphasis"><text:span text:style-name="T33"> </text:span></text:span><text:span text:style-name="Definition"><text:span text:style-name="T10">USER</text:span></text:span><text:span text:style-name="Strong_20_Emphasis"><text:span text:style-name="T60"><text:note text:id="ftn9" text:note-class="footnote"><text:note-citation>1</text:note-citation><text:note-body><text:p text:style-name="P89"><text:span text:style-name="User_20_Entry"><text:span text:style-name="T132">Login any additional </text:span></text:span><text:span text:style-name="Definition"><text:span text:style-name="T280">USER</text:span></text:span><text:span text:style-name="User_20_Entry"><text:span text:style-name="T131">s </text:span></text:span><text:span text:style-name="User_20_Entry"><text:span text:style-name="T132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9"/>
          </table:table-cell>
        </table:table-row>
        <table:table-row>
          <table:table-cell table:style-name="Tabel2.A1" office:value-type="string">
            <text:p text:style-name="P74"><text:span text:style-name="Strong_20_Emphasis"><text:span text:style-name="T44"><text:s/></text:span></text:span><text:span text:style-name="Strong_20_Emphasis"><text:span text:style-name="T81"><draw:control text:anchor-type="as-char" draw:z-index="14" draw:name="Vorm40_2" draw:style-name="gr1" draw:text-style-name="P113" svg:width="0.35cm" svg:height="0.35cm" draw:control="control15"/></text:span></text:span></text:p>
          </table:table-cell>
          <table:table-cell table:style-name="Tabel2.A1" office:value-type="string">
            <text:p text:style-name="P34"><text:span text:style-name="Strong_20_Emphasis"><text:span text:style-name="T61">Set up the </text:span></text:span><text:span text:style-name="Strong_20_Emphasis"><text:span text:style-name="T78">user</text:span></text:span><text:span text:style-name="Strong_20_Emphasis"><text:span text:style-name="T61">:</text:span></text:span></text:p>
          </table:table-cell>
        </table:table-row>
        <table:table-row>
          <table:table-cell table:style-name="Tabel2.A1" office:value-type="string">
            <text:p text:style-name="P74"/>
          </table:table-cell>
          <table:table-cell table:style-name="Tabel2.A1" office:value-type="string">
            <text:p text:style-name="P37"><text:span text:style-name="Strong_20_Emphasis"><text:span text:style-name="T77">P</text:span></text:span><text:span text:style-name="Strong_20_Emphasis"><text:span text:style-name="T61">ress the </text:span></text:span><text:span text:style-name="Strong_20_Emphasis"><text:span text:style-name="T49">Super</text:span></text:span><text:span text:style-name="Strong_20_Emphasis"><text:span text:style-name="T61"> key</text:span></text:span><text:span text:style-name="Strong_20_Emphasis"><text:span text:style-name="T26"><text:note text:id="ftn10" text:note-class="footnote"><text:note-citation>2</text:note-citation><text:note-body><text:p text:style-name="P2">The <text:span text:style-name="T257">Super</text:span> key is the Windows key, Command key (Apple), or Magnifier key<text:span text:style-name="T188"> </text:span><text:span text:style-name="T189">(Chromebook)</text:span><text:span text:style-name="T188">.</text:span></text:p></text:note-body></text:note></text:span></text:span><text:span text:style-name="Strong_20_Emphasis"><text:span text:style-name="T61">, type </text:span></text:span><text:span text:style-name="Strong_20_Emphasis"><text:span text:style-name="T99">menu</text:span></text:span><text:span text:style-name="Strong_20_Emphasis"><text:span text:style-name="T61"> and click on the </text:span></text:span><text:span text:style-name="Strong_20_Emphasis"><text:span text:style-name="T146">Install</text:span></text:span><text:span text:style-name="Strong_20_Emphasis"><text:span text:style-name="T147">ation</text:span></text:span><text:span text:style-name="Strong_20_Emphasis"><text:span text:style-name="T146"> menu</text:span></text:span><text:span text:style-name="Strong_20_Emphasis"><text:span text:style-name="T61"> icon.</text:span></text:span></text:p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35"><text:span text:style-name="Strong_20_Emphasis"><text:span text:style-name="T69">Select</text:span></text:span><text:span text:style-name="Strong_20_Emphasis"><text:span text:style-name="T55"> </text:span></text:span><text:span text:style-name="Strong_20_Emphasis"><text:span text:style-name="T111">4 </text:span></text:span><text:span text:style-name="Strong_20_Emphasis"><text:span text:style-name="T95">Provision user</text:span></text:span><text:span text:style-name="Strong_20_Emphasis"><text:span text:style-name="T59"> </text:span></text:span><text:span text:style-name="Strong_20_Emphasis"><text:span text:style-name="T54">and </text:span></text:span><text:span text:style-name="Strong_20_Emphasis"><text:span text:style-name="T71">click </text:span></text:span><text:span text:style-name="Strong_20_Emphasis"><text:span text:style-name="T101">Continue</text:span></text:span><text:span text:style-name="Strong_20_Emphasis"><text:span text:style-name="T54">.</text:span></text:span></text:p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78"><text:span text:style-name="Strong_20_Emphasis"><text:span text:style-name="T53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78"/>
          </table:table-cell>
        </table:table-row>
        <table:table-row>
          <table:table-cell table:style-name="Tabel2.A1" office:value-type="string">
            <text:p text:style-name="P96"><text:span text:style-name="Strong_20_Emphasis"><text:span text:style-name="T148"><text:s/></text:span></text:span><text:span text:style-name="T44"><draw:control text:anchor-type="as-char" draw:z-index="24" draw:name="Vorm 4" draw:style-name="gr1" draw:text-style-name="P113" svg:width="0.35cm" svg:height="0.35cm" draw:control="control25"/></text:span></text:p>
          </table:table-cell>
          <table:table-cell table:style-name="Tabel2.A1" office:value-type="string">
            <text:p text:style-name="P97"><text:span text:style-name="T286">Log Out</text:span><text:span text:style-name="Strong_20_Emphasis"><text:span text:style-name="T53"> </text:span></text:span><text:span text:style-name="Strong_20_Emphasis"><text:span text:style-name="T72">the user.</text:span></text:span></text:p>
          </table:table-cell>
        </table:table-row>
      </table:table>
      <text:p text:style-name="P31"><text:span text:style-name="Strong_20_Emphasis"><text:span text:style-name="T62"/></text:span></text:p>
      <text:p text:style-name="P51"/>
      <text:p text:style-name="P51"/>
      <text:p text:style-name="P56"><text:span text:style-name="T205">End of checklist,</text:span><text:span text:style-name="T206"> </text:span><text:span text:style-name="Strong_20_Emphasis"><text:span text:style-name="T157"><text:user-field-get text:name="Distro">Ubuntu</text:user-field-get></text:span></text:span><text:span text:style-name="T204"><text:s/></text:span><text:span text:style-name="T203"><text:user-field-get text:name="Version">22.04</text:user-field-get></text:span><text:span text:style-name="Strong_20_Emphasis"><text:span text:style-name="T158"><text:s/></text:span></text:span><text:span text:style-name="Strong_20_Emphasis"><text:span text:style-name="T161">LTS</text:span></text:span><text:span text:style-name="T135"> </text:span><text:span text:style-name="Strong_20_Emphasis"><text:span text:style-name="T117"><text:user-field-get text:name="Edition">desktop</text:user-field-get></text:span></text:span><text:span text:style-name="Strong_20_Emphasis"><text:span text:style-name="T117"><text:s/></text:span></text:span><text:span text:style-name="T205">installation is complete.</text:span></text:p>
      <text:p text:style-name="P26"/>
      <text:p text:style-name="P15"><text:span text:style-name="Emphasis"><text:span text:style-name="T232">Written</text:span></text:span><text:span text:style-name="Emphasis"><text:span text:style-name="T229"> </text:span></text:span><text:span text:style-name="Emphasis"><text:span text:style-name="T230">in</text:span></text:span><text:span text:style-name="Emphasis"><text:span text:style-name="T210"> </text:span></text:span><text:span text:style-name="Strong_20_Emphasis"><text:span text:style-name="T53"><text:user-field-get style:data-style-name="N0" text:name="Releaseyear">2022</text:user-field-get></text:span></text:span><text:span text:style-name="Emphasis"><text:span text:style-name="T211"><text:s/></text:span></text:span><text:span text:style-name="Emphasis"><text:span text:style-name="T212">by</text:span></text:span><text:span text:style-name="Emphasis"><text:span text:style-name="T22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1">Karel Zimmer</text:span></text:span></text:a><text:span text:style-name="Emphasis"><text:span text:style-name="T229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233">Creative Commons Public Domain Dedication</text:span></text:span></text:a><text:span text:style-name="Emphasis"><text:span text:style-name="T22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4-21T19:21:15.075993337">21/04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21T19:21:14.869192645</dc:date>
    <meta:keyword>Installatie</meta:keyword>
    <meta:keyword>Checklist</meta:keyword>
    <meta:keyword>Linux</meta:keyword>
    <meta:editing-cycles>6715</meta:editing-cycles>
    <meta:editing-duration>P11DT20H15M6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100" meta:word-count="739" meta:character-count="4578" meta:non-whitespace-character-count="3874"/>
    <meta:user-defined meta:name="Info 1"/>
    <meta:user-defined meta:name="Info 2"/>
    <meta:user-defined meta:name="Info 3"/>
    <meta:user-defined meta:name="Info 4"/>
  </office:meta>
</office:document-meta>
</file>